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Vera Sans YuanTi" svg:font-family="'Vera Sans YuanT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78cm"/>
    </style:style>
    <style:style style:name="ro1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add</text:p>
          </table:table-cell>
          <table:table-cell office:value-type="string">
            <text:p>000kc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/>
          <table:table-cell office:value-type="string">
            <text:p>00ixx0</text:p>
          </table:table-cell>
        </table:table-row>
        <table:table-row table:style-name="ro1">
          <table:table-cell office:value-type="string">
            <text:p>addi</text:p>
          </table:table-cell>
          <table:table-cell office:value-type="string">
            <text:p>001kc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nd</text:p>
          </table:table-cell>
          <table:table-cell office:value-type="float" office:value="100001">
            <text:p>100001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i0N1</text:p>
          </table:table-cell>
        </table:table-row>
        <table:table-row table:style-name="ro1">
          <table:table-cell office:value-type="string">
            <text:p>andi</text:p>
          </table:table-cell>
          <table:table-cell office:value-type="float" office:value="101001">
            <text:p>101001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office:value-type="string">
            <text:p>andn</text:p>
          </table:table-cell>
          <table:table-cell office:value-type="float" office:value="100011">
            <text:p>100011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ndni</text:p>
          </table:table-cell>
          <table:table-cell office:value-type="float" office:value="101011">
            <text:p>101011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eq</text:p>
          </table:table-cell>
          <table:table-cell office:value-type="float" office:value="100111">
            <text:p>100111</text:p>
          </table:table-cell>
          <table:table-cell office:value-type="string">
            <text:p>d0000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i111</text:p>
          </table:table-cell>
        </table:table-row>
        <table:table-row table:style-name="ro1">
          <table:table-cell office:value-type="string">
            <text:p>beqi</text:p>
          </table:table-cell>
          <table:table-cell office:value-type="float" office:value="101111">
            <text:p>101111</text:p>
          </table:table-cell>
          <table:table-cell office:value-type="string">
            <text:p>d0000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office:value-type="string">
            <text:p>bge</text:p>
          </table:table-cell>
          <table:table-cell office:value-type="float" office:value="100111">
            <text:p>100111</text:p>
          </table:table-cell>
          <table:table-cell office:value-type="string">
            <text:p>d0101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gei</text:p>
          </table:table-cell>
          <table:table-cell office:value-type="float" office:value="101111">
            <text:p>101111</text:p>
          </table:table-cell>
          <table:table-cell office:value-type="string">
            <text:p>d0101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office:value-type="string">
            <text:p>bgt</text:p>
          </table:table-cell>
          <table:table-cell office:value-type="float" office:value="100111">
            <text:p>100111</text:p>
          </table:table-cell>
          <table:table-cell office:value-type="string">
            <text:p>d0100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gti</text:p>
          </table:table-cell>
          <table:table-cell office:value-type="float" office:value="101111">
            <text:p>101111</text:p>
          </table:table-cell>
          <table:table-cell office:value-type="string">
            <text:p>d0100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office:value-type="string">
            <text:p>ble</text:p>
          </table:table-cell>
          <table:table-cell office:value-type="float" office:value="100111">
            <text:p>100111</text:p>
          </table:table-cell>
          <table:table-cell office:value-type="string">
            <text:p>d0011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lei</text:p>
          </table:table-cell>
          <table:table-cell office:value-type="float" office:value="101111">
            <text:p>101111</text:p>
          </table:table-cell>
          <table:table-cell office:value-type="string">
            <text:p>d0011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office:value-type="string">
            <text:p>blt</text:p>
          </table:table-cell>
          <table:table-cell office:value-type="float" office:value="100111">
            <text:p>100111</text:p>
          </table:table-cell>
          <table:table-cell office:value-type="string">
            <text:p>d0010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lti</text:p>
          </table:table-cell>
          <table:table-cell office:value-type="float" office:value="101111">
            <text:p>101111</text:p>
          </table:table-cell>
          <table:table-cell office:value-type="string">
            <text:p>d0010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office:value-type="string">
            <text:p>bne</text:p>
          </table:table-cell>
          <table:table-cell office:value-type="float" office:value="100111">
            <text:p>100111</text:p>
          </table:table-cell>
          <table:table-cell office:value-type="string">
            <text:p>d0001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nei</text:p>
          </table:table-cell>
          <table:table-cell office:value-type="float" office:value="101111">
            <text:p>101111</text:p>
          </table:table-cell>
          <table:table-cell office:value-type="string">
            <text:p>d0001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br</text:p>
          </table:table-cell>
          <table:table-cell office:value-type="float" office:value="100110">
            <text:p>100110</text:p>
          </table:table-cell>
          <table:table-cell office:value-type="string">
            <text:p>rd</text:p>
          </table:table-cell>
          <table:table-cell office:value-type="string">
            <text:p>dal00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0i110</text:p>
          </table:table-cell>
        </table:table-row>
        <table:table-row table:style-name="ro1">
          <table:table-cell office:value-type="string">
            <text:p>bri</text:p>
          </table:table-cell>
          <table:table-cell office:value-type="float" office:value="101110">
            <text:p>101110</text:p>
          </table:table-cell>
          <table:table-cell office:value-type="string">
            <text:p>rd</text:p>
          </table:table-cell>
          <table:table-cell office:value-type="string">
            <text:p>dal00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office:value-type="string">
            <text:p>brk</text:p>
          </table:table-cell>
          <table:table-cell office:value-type="float" office:value="100110">
            <text:p>100110</text:p>
          </table:table-cell>
          <table:table-cell office:value-type="string">
            <text:p>rd</text:p>
          </table:table-cell>
          <table:table-cell office:value-type="string">
            <text:p>o1100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rki</text:p>
          </table:table-cell>
          <table:table-cell office:value-type="float" office:value="101110">
            <text:p>101110</text:p>
          </table:table-cell>
          <table:table-cell office:value-type="string">
            <text:p>rd</text:p>
          </table:table-cell>
          <table:table-cell office:value-type="string">
            <text:p>o1100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s</text:p>
          </table:table-cell>
          <table:table-cell office:value-type="string">
            <text:p>o10001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string">
            <text:p>st000000000</text:p>
          </table:table-cell>
          <table:table-cell/>
          <table:table-cell office:value-type="string">
            <text:p>01i001</text:p>
          </table:table-cell>
        </table:table-row>
        <table:table-row table:style-name="ro1">
          <table:table-cell office:value-type="string">
            <text:p>bsi</text:p>
          </table:table-cell>
          <table:table-cell office:value-type="string">
            <text:p>o11001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/>
          <table:table-cell office:value-type="string">
            <text:p>st0000-IMM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mp</text:p>
          </table:table-cell>
          <table:table-cell office:value-type="string">
            <text:p>o00101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string">
            <text:p>000000000u1</text:p>
          </table:table-cell>
          <table:table-cell/>
          <table:table-cell office:value-type="string">
            <text:p>00i10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float</text:p>
          </table:table-cell>
          <table:table-cell office:value-type="string">
            <text:p>not implemented</text:p>
          </table:table-cell>
          <table:table-cell table:number-columns-repeated="5"/>
          <table:table-cell office:value-type="string">
            <text:p>o101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et</text:p>
          </table:table-cell>
          <table:table-cell office:value-type="string">
            <text:p>o11011</text:p>
          </table:table-cell>
          <table:table-cell office:value-type="string">
            <text:p>rd</text:p>
          </table:table-cell>
          <table:table-cell office:value-type="float" office:value="0">
            <text:p>0</text:p>
          </table:table-cell>
          <table:table-cell office:value-type="string">
            <text:p>0nctae000000</text:p>
          </table:table-cell>
          <table:table-cell office:value-type="string">
            <text:p>FSLx</text:p>
          </table:table-cell>
          <table:table-cell/>
          <table:table-cell office:value-type="string">
            <text:p>01d011</text:p>
          </table:table-cell>
        </table:table-row>
        <table:table-row table:style-name="ro1">
          <table:table-cell office:value-type="string">
            <text:p>getd</text:p>
          </table:table-cell>
          <table:table-cell office:value-type="string">
            <text:p>o10011</text:p>
          </table:table-cell>
          <table:table-cell office:value-type="string">
            <text:p>rd</text:p>
          </table:table-cell>
          <table:table-cell office:value-type="float" office:value="0">
            <text:p>0</text:p>
          </table:table-cell>
          <table:table-cell office:value-type="string">
            <text:p>rb</text:p>
          </table:table-cell>
          <table:table-cell office:value-type="string">
            <text:p>0nctae00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div**</text:p>
          </table:table-cell>
          <table:table-cell office:value-type="string">
            <text:p>o1001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string">
            <text:p>000000000u0</text:p>
          </table:table-cell>
          <table:table-cell/>
          <table:table-cell office:value-type="string">
            <text:p>o10010</text:p>
          </table:table-cell>
        </table:table-row>
        <table:table-row table:style-name="ro1">
          <table:table-cell office:value-type="string">
            <text:p>imm</text:p>
          </table:table-cell>
          <table:table-cell office:value-type="float" office:value="101100">
            <text:p>10110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MM</text:p>
          </table:table-cell>
          <table:table-cell/>
          <table:table-cell office:value-type="float" office:value="101100">
            <text:p>1011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bu</text:p>
          </table:table-cell>
          <table:table-cell office:value-type="float" office:value="110000">
            <text:p>11000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/>
          <table:table-cell office:value-type="string">
            <text:p>11i0xx</text:p>
          </table:table-cell>
        </table:table-row>
        <table:table-row table:style-name="ro1">
          <table:table-cell office:value-type="string">
            <text:p>lbui</text:p>
          </table:table-cell>
          <table:table-cell office:value-type="float" office:value="111000">
            <text:p>11100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office:value-type="string">
            <text:p>lhu</text:p>
          </table:table-cell>
          <table:table-cell office:value-type="float" office:value="110001">
            <text:p>110001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hui</text:p>
          </table:table-cell>
          <table:table-cell office:value-type="float" office:value="111001">
            <text:p>111001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office:value-type="string">
            <text:p>lw</text:p>
          </table:table-cell>
          <table:table-cell office:value-type="float" office:value="110010">
            <text:p>11001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wi</text:p>
          </table:table-cell>
          <table:table-cell office:value-type="float" office:value="111010">
            <text:p>11101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fs</text:p>
          </table:table-cell>
          <table:table-cell office:value-type="float" office:value="100101">
            <text:p>100101</text:p>
          </table:table-cell>
          <table:table-cell office:value-type="string">
            <text:p>rd</text:p>
          </table:table-cell>
          <table:table-cell office:value-type="string">
            <text:p>ooooo</text:p>
          </table:table-cell>
          <table:table-cell office:value-type="float" office:value="10">
            <text:p>10</text:p>
          </table:table-cell>
          <table:table-cell office:value-type="string">
            <text:p>rs</text:p>
          </table:table-cell>
          <table:table-cell/>
          <table:table-cell office:value-type="float" office:value="100101">
            <text:p>100101</text:p>
          </table:table-cell>
        </table:table-row>
        <table:table-row table:style-name="ro1">
          <table:table-cell office:value-type="string">
            <text:p>msrclr</text:p>
          </table:table-cell>
          <table:table-cell office:value-type="float" office:value="100101">
            <text:p>100101</text:p>
          </table:table-cell>
          <table:table-cell office:value-type="string">
            <text:p>rd</text:p>
          </table:table-cell>
          <table:table-cell office:value-type="string">
            <text:p>oooo1o</text:p>
          </table:table-cell>
          <table:table-cell/>
          <table:table-cell office:value-type="string">
            <text:p>IMM15</text:p>
          </table:table-cell>
          <table:table-cell table:number-columns-repeated="2"/>
        </table:table-row>
        <table:table-row table:style-name="ro1">
          <table:table-cell office:value-type="string">
            <text:p>msrset</text:p>
          </table:table-cell>
          <table:table-cell office:value-type="float" office:value="100101">
            <text:p>100101</text:p>
          </table:table-cell>
          <table:table-cell office:value-type="string">
            <text:p>rd</text:p>
          </table:table-cell>
          <table:table-cell office:value-type="string">
            <text:p>oooooo</text:p>
          </table:table-cell>
          <table:table-cell/>
          <table:table-cell office:value-type="string">
            <text:p>IMM15</text:p>
          </table:table-cell>
          <table:table-cell table:number-columns-repeated="2"/>
        </table:table-row>
        <table:table-row table:style-name="ro1">
          <table:table-cell office:value-type="string">
            <text:p>mts</text:p>
          </table:table-cell>
          <table:table-cell office:value-type="float" office:value="100101">
            <text:p>100101</text:p>
          </table:table-cell>
          <table:table-cell office:value-type="string">
            <text:p>ooooo</text:p>
          </table:table-cell>
          <table:table-cell office:value-type="string">
            <text:p>ra</text:p>
          </table:table-cell>
          <table:table-cell office:value-type="float" office:value="11">
            <text:p>11</text:p>
          </table:table-cell>
          <table:table-cell office:value-type="string">
            <text:p>r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ul</text:p>
          </table:table-cell>
          <table:table-cell office:value-type="string">
            <text:p>o1000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ulh</text:p>
          </table:table-cell>
          <table:table-cell office:value-type="string">
            <text:p>o1000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ulhu</text:p>
          </table:table-cell>
          <table:table-cell office:value-type="string">
            <text:p>o1000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mulhsu</text:p>
          </table:table-cell>
          <table:table-cell office:value-type="string">
            <text:p>o1000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muli</text:p>
          </table:table-cell>
          <table:table-cell office:value-type="string">
            <text:p>o1100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or</text:p>
          </table:table-cell>
          <table:table-cell office:value-type="float" office:value="100000">
            <text:p>10000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ori</text:p>
          </table:table-cell>
          <table:table-cell office:value-type="float" office:value="101000">
            <text:p>10100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/>
          <table:table-cell office:value-type="string">
            <text:p>IMM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cmpbf</text:p>
          </table:table-cell>
          <table:table-cell office:value-type="float" office:value="100000">
            <text:p>10000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string">
            <text:p>1000000000o</text:p>
          </table:table-cell>
          <table:table-cell table:number-columns-repeated="2"/>
        </table:table-row>
        <table:table-row table:style-name="ro1">
          <table:table-cell office:value-type="string">
            <text:p>pcmpeq</text:p>
          </table:table-cell>
          <table:table-cell office:value-type="float" office:value="100010">
            <text:p>100010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string">
            <text:p>1000000000o</text:p>
          </table:table-cell>
          <table:table-cell table:number-columns-repeated="2"/>
        </table:table-row>
        <table:table-row table:style-name="ro1">
          <table:table-cell office:value-type="string">
            <text:p>pcmpne</text:p>
          </table:table-cell>
          <table:table-cell office:value-type="float" office:value="100011">
            <text:p>100011</text:p>
          </table:table-cell>
          <table:table-cell office:value-type="string">
            <text:p>rd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string">
            <text:p>1000000000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ut</text:p>
          </table:table-cell>
          <table:table-cell office:value-type="string">
            <text:p>o11o11</text:p>
          </table:table-cell>
          <table:table-cell office:value-type="string">
            <text:p>ooooo</text:p>
          </table:table-cell>
          <table:table-cell office:value-type="string">
            <text:p>ra</text:p>
          </table:table-cell>
          <table:table-cell office:value-type="string">
            <text:p>1ncta0000000</text:p>
          </table:table-cell>
          <table:table-cell office:value-type="string">
            <text:p>FSLx</text:p>
          </table:table-cell>
          <table:table-cell table:number-columns-repeated="2"/>
        </table:table-row>
        <table:table-row table:style-name="ro1" table:number-rows-repeated="654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Vera Sans YuanTi" svg:font-family="'Vera Sans YuanT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Vera Sans YuanT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Vera Sans Yuan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2010／05／31</text:date>, <text:time>02:5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0T20:25:44</meta:creation-date>
    <dc:date>2010-05-31T02:54:19</dc:date>
    <meta:editing-duration>PT00H11M04S</meta:editing-duration>
    <meta:editing-cycles>1</meta:editing-cycles>
    <meta:document-statistic meta:table-count="3" meta:cell-count="294" meta:object-count="0"/>
    <meta:generator>OpenOffice.org/3.2$Unix OpenOffice.org_project/320m12$Build-9483</meta:generator>
  </office:meta>
</office:document-meta>
</file>